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5-02-03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4-01-1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3-01-3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4544" calcext:value-type="float">
            <text:p>66.07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2-01-20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0-12-08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20-01-22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9-02-01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1176" calcext:value-type="float">
            <text:p>63.51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8-01-1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7704" calcext:value-type="float">
            <text:p>60.8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7-01-3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6-01-13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5-01-23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4-01-14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3-01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1-12-1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3656" calcext:value-type="float">
            <text:p>68.1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1-01-05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10-01-07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9-01-08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8-09-25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8-01-1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7-10-10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7-01-03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6-09-07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6-01-25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5-09-02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5-06-20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5-01-27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4-11-1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4-09-13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4-04-1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4-02-1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3-09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3-04-16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3-01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2-11-0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2-09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2-06-0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2-05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2-01-15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1-09-25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1-05-09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1-01-17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0-10-19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0-10-1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2000-01-24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9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9576" calcext:value-type="float">
            <text:p>62.13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7-01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7144" calcext:value-type="float">
            <text:p>64.0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1824" calcext:value-type="float">
            <text:p>82.4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1856" calcext:value-type="float">
            <text:p>84.1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87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86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527095271501</text:p>
          </table:table-cell>
          <table:table-cell office:value-type="string" calcext:value-type="string">
            <text:p>196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